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T1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TM TEST</text:h>
      <text:p text:style-name="Standard"/>
      <text:p text:style-name="P1">PHP (sigle de PHP: Hypertext Preprocessor), est un langage de scripts libre 
<text:line-break/>principalement utilisé pour produire des pages Web dynamiques via un serveur HTTP, mais 
<text:line-break/>pouvant également fonctionner comme n'importe quel langage interprété de façon locale, 
<text:line-break/>en exécutant les programmes en ligne de comman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Cyril PIERRE de GEYERR</meta:initial-creator>
    <meta:creation-date>2008-09-02T10:04:05</meta:creation-date>
    <dc:date>2009-05-13T14:39:48</dc:date>
    <meta:editing-cycles>3</meta:editing-cycles>
    <meta:editing-duration>PT00H01M16S</meta:editing-duration>
    <meta:document-statistic meta:table-count="0" meta:image-count="0" meta:object-count="0" meta:page-count="1" meta:paragraph-count="2" meta:word-count="2" meta:character-count="16"/>
    <meta:user-defined meta:name="Info 1"/>
    <meta:user-defined meta:name="Info 2"/>
    <meta:user-defined meta:name="Info 3"/>
    <meta:user-defined meta:name="Info 4"/>
  </office:meta>
</office:document-meta>
</file>